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318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" fo:font-size="26pt" fo:text-shadow="1pt 1pt" style:font-size-asian="26pt" style:font-size-complex="26pt"/>
    </style:style>
    <style:style style:name="P8" style:family="paragraph">
      <loext:graphic-properties draw:fill="none" draw:fill-color="#ffffff"/>
      <style:paragraph-properties fo:margin-left="0cm" fo:margin-right="0cm" fo:text-align="start" fo:text-indent="0cm"/>
      <style:text-properties fo:color="#000099" style:font-name="Segoe UI Semibold1" fo:font-size="32pt" fo:text-shadow="none" fo:font-weight="normal" style:font-size-asian="32pt" style:font-weight-asian="normal" style:font-size-complex="32pt" style:font-weight-complex="normal"/>
    </style:style>
    <style:style style:name="P9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1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99" style:text-position="super 58%" style:font-name="Segoe UI Semibold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000099" style:font-name="Segoe UI Semibold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000000" style:font-name="Segoe UI Semibold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0099" style:text-position="super 58%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fo:color="#000099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color="#000099" style:text-position="super 58%" style:font-name="Segoe UI Semibold1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9" style:family="text">
      <style:text-properties fo:color="#000099" style:font-name="Segoe UI Semibold1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2" style:family="text">
      <style:text-properties fo:color="#000099" style:font-name="Segoe UI Semibold1" fo:font-size="32pt" fo:text-shadow="none" fo:font-weight="normal" style:font-size-asian="32pt" style:font-weight-asian="normal" style:font-size-complex="32pt" style:font-weight-complex="normal"/>
    </style:style>
    <style:style style:name="T13" style:family="text">
      <style:text-properties fo:color="#000000" style:font-name="Segoe UI Semibold1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4" draw:layer="layout" svg:width="24.844cm" svg:height="7.572cm" svg:x="1.625cm" svg:y="1.005cm">
          <draw:text-box>
            <text:p text:style-name="P1"><text:span text:style-name="T1">Psalm 67:1–7</text:span></text:p>
            <text:p text:style-name="P2"><text:span text:style-name="T2">1</text:span><text:span text:style-name="T3">May God be gracious to us and bless us</text:span></text:p>
            <text:p text:style-name="P3"><text:span text:style-name="T4"><text:s text:c="4"/></text:span><text:span text:style-name="T5">and make his face to shine upon us, </text:span></text:p>
            <text:p text:style-name="P2"><text:span text:style-name="T6">2</text:span><text:span text:style-name="T7">that your way may be known on earth,</text:span></text:p>
            <text:p text:style-name="P3"><text:span text:style-name="T4"><text:s text:c="4"/></text:span><text:span text:style-name="T5">your saving power among all n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7" draw:layer="layout" svg:width="24.384cm" svg:height="7.766cm" svg:x="2.032cm" svg:y="0.87cm">
          <draw:text-box>
            <text:p text:style-name="P6"><text:span text:style-name="T8">3</text:span><text:span text:style-name="T9">Let the peoples praise you, O God;</text:span></text:p>
            <text:p text:style-name="P3"><text:span text:style-name="T10"><text:s text:c="4"/></text:span><text:span text:style-name="T11">let all the peoples praise you!</text:span></text:p>
            <text:p text:style-name="P2"><text:span text:style-name="T8">4</text:span><text:span text:style-name="T9">Let the nations be glad and sing for joy,</text:span></text:p>
            <text:p text:style-name="P3"><text:span text:style-name="T10"><text:s text:c="4"/></text:span><text:span text:style-name="T11">for you judge the peoples with equity and </text:span></text:p>
            <text:p text:style-name="P3"><text:span text:style-name="T11"><text:s text:c="4"/></text:span><text:span text:style-name="T11">guide the nations upon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8" draw:layer="layout" svg:width="23.876cm" svg:height="6.263cm" svg:x="2.032cm" svg:y="0.849cm">
          <draw:text-box>
            <text:p text:style-name="P6"><text:span text:style-name="T8">5</text:span><text:span text:style-name="T9">Let the peoples praise you, O God;</text:span></text:p>
            <text:p text:style-name="P3"><text:span text:style-name="T12"><text:s text:c="4"/></text:span><text:span text:style-name="T11">let all the peoples praise you!</text:span></text:p>
            <text:p text:style-name="P2"><text:span text:style-name="T8">6</text:span><text:span text:style-name="T9">The earth has yielded its increase;</text:span></text:p>
            <text:p text:style-name="P3"><text:span text:style-name="T12"><text:s text:c="4"/></text:span><text:span text:style-name="T11">God, our God, shall bless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9" draw:layer="layout" svg:width="23.876cm" svg:height="3.257cm" svg:x="2.032cm" svg:y="1.016cm">
          <draw:text-box>
            <text:p text:style-name="P6"><text:span text:style-name="T8">7</text:span><text:span text:style-name="T9">God shall bless us;</text:span></text:p>
            <text:p text:style-name="P3"><text:span text:style-name="T10"><text:s text:c="4"/></text:span><text:span text:style-name="T11">let all the ends of the earth fear him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10" draw:layer="layout" svg:width="23.876cm" svg:height="6.263cm" svg:x="2.032cm" svg:y="1.016cm">
          <draw:text-box>
            <text:p text:style-name="P1"><text:span text:style-name="T13">C: </text:span><text:span text:style-name="T5">Glory be to the Father and to the Son</text:span></text:p>
            <text:p text:style-name="P1"><text:span text:style-name="T5">and to the Holy Spirit; </text:span></text:p>
            <text:p text:style-name="P1"><text:span text:style-name="T5">as it was in the beginning, </text:span></text:p>
            <text:p text:style-name="P1"><text:span text:style-name="T5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0:35:41.489000000</meta:creation-date>
    <dc:date>2017-11-17T22:01:56.831000000</dc:date>
    <meta:editing-duration>PT19M4S</meta:editing-duration>
    <meta:editing-cycles>6</meta:editing-cycles>
    <meta:generator>LibreOffice/5.4.2.2$Windows_X86_64 LibreOffice_project/22b09f6418e8c2d508a9eaf86b2399209b0990f4</meta:generator>
    <meta:document-statistic meta:object-count="36"/>
  </office:meta>
</office:document-meta>
</file>